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0d803"/>
    </style:style>
    <style:style style:name="T1" style:family="text">
      <style:text-properties officeooo:rsid="0010d80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I agree with both quotations, but the first one is intriguing and forever debated, people having strong opinions about it. Many people crave money, but what they forget about is keeping their sanity and happiness in their journey of making them. Many get lost in this. As they stop enjoying their journey and life becomes more about the destination, they forget about the little things that colour life and give it meaning, thinking that money is the supreme objective. This should not be how we live: we must find passion and joy in what we do and excel in what we want, money being only the byproduct of the successes we have. My opinion goes hand in hand with the second quotation, with which I also fully agree with. If you do your job with disgust, you’ll always be unhappy and not progress, besides the fact that your work will be mediocre and not fulfilling the requiremen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0T11:03:34.479149989</meta:creation-date>
    <dc:date>2020-11-20T11:13:44.626016067</dc:date>
    <meta:editing-duration>P0D</meta:editing-duration>
    <meta:editing-cycles>1</meta:editing-cycles>
    <meta:document-statistic meta:table-count="0" meta:image-count="0" meta:object-count="0" meta:page-count="1" meta:paragraph-count="1" meta:word-count="157" meta:character-count="882" meta:non-whitespace-character-count="726"/>
    <meta:generator>LibreOffice/6.4.6.2$Linux_X86_64 LibreOffice_project/40$Build-2</meta:generator>
  </office:meta>
</office:document-meta>
</file>